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nths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am Faoille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bruary</text:p>
          </table:table-cell>
          <table:table-cell office:value-type="string" calcext:value-type="string">
            <text:p>an Gearr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am Mà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an Gib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an Cèit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an t-Ògmh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an t-Iu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n Lùnas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an t-Sult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an Dàmh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an t-Samh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ember</text:p>
          </table:table-cell>
          <table:table-cell office:value-type="string" calcext:value-type="string">
            <text:p>an Dùbhlachd</text:p>
          </table:table-cell>
          <table:table-cell table:number-columns-repeated="1022"/>
        </table:table-row>
      </table:table>
      <table:table table:name="week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Dilu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Dimai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Diciad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Diardao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Dihao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Disathair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Didòmhna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bath</text:p>
          </table:table-cell>
          <table:table-cell office:value-type="string" calcext:value-type="string">
            <text:p>Là na Sabaid</text:p>
          </table:table-cell>
          <table:table-cell table:number-columns-repeated="1022"/>
        </table:table-row>
      </table:table>
      <table:table table:name="holidays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Hogmanay</text:p>
          </table:table-cell>
          <table:table-cell office:value-type="string" calcext:value-type="string">
            <text:p>Oidhche Chal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 Year’s Day</text:p>
          </table:table-cell>
          <table:table-cell office:value-type="string" calcext:value-type="string">
            <text:p>Là Chal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entine’s Day</text:p>
          </table:table-cell>
          <table:table-cell office:value-type="string" calcext:value-type="string">
            <text:p>Là nam Pò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her’s Day</text:p>
          </table:table-cell>
          <table:table-cell office:value-type="string" calcext:value-type="string">
            <text:p>Là nam Màthraich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ther’s Day</text:p>
          </table:table-cell>
          <table:table-cell office:value-type="string" calcext:value-type="string">
            <text:p>Là nan Athraich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ril Fool’s Day</text:p>
          </table:table-cell>
          <table:table-cell office:value-type="string" calcext:value-type="string">
            <text:p>Là na Gogaireach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Noll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mas Day</text:p>
          </table:table-cell>
          <table:table-cell office:value-type="string" calcext:value-type="string">
            <text:p>Là na Noll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mas Eve</text:p>
          </table:table-cell>
          <table:table-cell office:value-type="string" calcext:value-type="string">
            <text:p>Oidhche na Noll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string" calcext:value-type="string">
            <text:p>Oidhche Shamh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tane</text:p>
          </table:table-cell>
          <table:table-cell office:value-type="string" calcext:value-type="string">
            <text:p>Bealtainn</text:p>
          </table:table-cell>
          <table:table-cell table:number-columns-repeated="1022"/>
        </table:table-row>
      </table:table>
      <table:table table:name="seasons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n t-Earr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an Samhra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am Fogh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an Geamhradh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/00/0000</text:date>, <text:time style:data-style-name="N2" text:time-value="17:02:50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13:07.517000000</meta:creation-date>
    <meta:generator>LibreOffice/7.1.4.2$Windows_X86_64 LibreOffice_project/a529a4fab45b75fefc5b6226684193eb000654f6</meta:generator>
    <dc:date>2022-09-25T18:10:42.226000000</dc:date>
    <meta:editing-duration>PT27M29S</meta:editing-duration>
    <meta:editing-cycles>4</meta:editing-cycles>
    <meta:document-statistic meta:table-count="4" meta:cell-count="78" meta:object-count="0"/>
  </office:meta>
</office:document-meta>
</file>